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DB00000522F950D32B5E3FE7C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.0882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5252in" svg:y="0in" svg:width="10.6709in" svg:height="6.1339in" draw:z-index="0"><draw:image xlink:href="Pictures/10000000000008DB00000522F950D32B5E3FE7C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13:03:00.995840138</meta:creation-date>
    <dc:date>2025-04-10T13:04:45.184906169</dc:date>
    <meta:editing-duration>PT1M4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